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2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93in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="0.0555in solid #008000" fo:padding-bottom="0.0193in" fo:padding-left="0.0138in" fo:padding-right="0.0138in" fo:padding-top="0.0193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Quad</text:p>
          </table:table-cell>
          <table:table-cell table:number-columns-repeated="7"/>
        </table:table-row>
        <table:table-row table:style-name="ro1">
          <table:table-cell office:value-type="string">
            <text:p>Input (in Hex): </text:p>
          </table:table-cell>
          <table:table-cell office:value-type="string">
            <text:p>00000C</text:p>
          </table:table-cell>
          <table:table-cell table:number-columns-repeated="7"/>
        </table:table-row>
        <table:table-row table:style-name="ro1">
          <table:table-cell office:value-type="string">
            <text:p>Calc'd decimal:</text:p>
          </table:table-cell>
          <table:table-cell table:formula="oooc:=com.sun.star.sheet.addin.Analysis.getHex2Dec([.B2])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ooc:=FLOOR([.D4]/85; 1)" office:value-type="float" office:value="0">
            <text:p>0</text:p>
          </table:table-cell>
          <table:table-cell table:formula="oooc:=FLOOR([.E4]/85; 1)" office:value-type="float" office:value="0">
            <text:p>0</text:p>
          </table:table-cell>
          <table:table-cell table:formula="oooc:=FLOOR([.F4]/85; 1)" office:value-type="float" office:value="0">
            <text:p>0</text:p>
          </table:table-cell>
          <table:table-cell table:formula="oooc:=FLOOR([.G4]/85; 1)" office:value-type="float" office:value="0">
            <text:p>0</text:p>
          </table:table-cell>
          <table:table-cell table:formula="oooc:=[.B3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Quint MSB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Quint LSB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MOD([.C4]; 85)" office:value-type="float" office:value="0">
            <text:p>0</text:p>
          </table:table-cell>
          <table:table-cell table:formula="oooc:=MOD([.D4]; 85)" office:value-type="float" office:value="0">
            <text:p>0</text:p>
          </table:table-cell>
          <table:table-cell table:formula="oooc:=MOD([.E4]; 85)" office:value-type="float" office:value="0">
            <text:p>0</text:p>
          </table:table-cell>
          <table:table-cell table:formula="oooc:=MOD([.F4]; 85)" office:value-type="float" office:value="0">
            <text:p>0</text:p>
          </table:table-cell>
          <table:table-cell table:formula="oooc:=MOD([.G4]; 85)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7]+33" office:value-type="float" office:value="33">
            <text:p>33</text:p>
          </table:table-cell>
          <table:table-cell table:formula="oooc:=[.D7]+33" office:value-type="float" office:value="33">
            <text:p>33</text:p>
          </table:table-cell>
          <table:table-cell table:formula="oooc:=[.E7]+33" office:value-type="float" office:value="33">
            <text:p>33</text:p>
          </table:table-cell>
          <table:table-cell table:formula="oooc:=[.F7]+33" office:value-type="float" office:value="33">
            <text:p>33</text:p>
          </table:table-cell>
          <table:table-cell table:formula="oooc:=[.G7]+33"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 Hex (+33):</text:p>
          </table:table-cell>
          <table:table-cell table:formula="oooc:=com.sun.star.sheet.addin.Analysis.getDec2Hex([.C8])" office:value-type="string" office:string-value="21">
            <text:p>21</text:p>
          </table:table-cell>
          <table:table-cell table:formula="oooc:=com.sun.star.sheet.addin.Analysis.getDec2Hex([.D8])" office:value-type="string" office:string-value="21">
            <text:p>21</text:p>
          </table:table-cell>
          <table:table-cell table:formula="oooc:=com.sun.star.sheet.addin.Analysis.getDec2Hex([.E8])" office:value-type="string" office:string-value="21">
            <text:p>21</text:p>
          </table:table-cell>
          <table:table-cell table:formula="oooc:=com.sun.star.sheet.addin.Analysis.getDec2Hex([.F8])" office:value-type="string" office:string-value="21">
            <text:p>21</text:p>
          </table:table-cell>
          <table:table-cell table:formula="oooc:=com.sun.star.sheet.addin.Analysis.getDec2Hex([.G8])" office:value-type="string" office:string-value="2D">
            <text:p>2D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1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Quint</text:p>
          </table:table-cell>
          <table:table-cell table:number-columns-repeated="7"/>
        </table:table-row>
        <table:table-row table:style-name="ro1">
          <table:table-cell office:value-type="string">
            <text:p>Input (in Hex): </text:p>
          </table:table-cell>
          <table:table-cell office:value-type="string">
            <text:p>21212A2D27</text:p>
          </table:table-cell>
          <table:table-cell table:number-columns-repeated="7"/>
        </table:table-row>
        <table:table-row table:style-name="ro1">
          <table:table-cell office:value-type="string">
            <text:p>Calc'd decimal:</text:p>
          </table:table-cell>
          <table:table-cell table:formula="oooc:=com.sun.star.sheet.addin.Analysis.getHex2Dec([.B14])" office:value-type="float" office:value="142290332967">
            <text:p>1422903329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ooc:=FLOOR([.D16]/256;1)" office:value-type="float" office:value="33">
            <text:p>33</text:p>
          </table:table-cell>
          <table:table-cell table:formula="oooc:=FLOOR([.E16]/256;1)" office:value-type="float" office:value="8481">
            <text:p>8481</text:p>
          </table:table-cell>
          <table:table-cell table:formula="oooc:=FLOOR([.F16]/256;1)" office:value-type="float" office:value="2171178">
            <text:p>2171178</text:p>
          </table:table-cell>
          <table:table-cell table:formula="oooc:=FLOOR([.G16]/256;1)" office:value-type="float" office:value="555821613">
            <text:p>555821613</text:p>
          </table:table-cell>
          <table:table-cell table:formula="oooc:=[.B15]" office:value-type="float" office:value="142290332967">
            <text:p>1422903329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Quint MSB</text:p>
          </table:table-cell>
          <table:table-cell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Quint LSB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MOD([.C16];256)" office:value-type="float" office:value="33">
            <text:p>33</text:p>
          </table:table-cell>
          <table:table-cell table:formula="oooc:=MOD([.D16];256)" office:value-type="float" office:value="33">
            <text:p>33</text:p>
          </table:table-cell>
          <table:table-cell table:formula="oooc:=MOD([.E16];256)" office:value-type="float" office:value="42">
            <text:p>42</text:p>
          </table:table-cell>
          <table:table-cell table:formula="oooc:=MOD([.F16];256)" office:value-type="float" office:value="45">
            <text:p>45</text:p>
          </table:table-cell>
          <table:table-cell table:formula="oooc:=MOD([.G16];256)"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tract 33</text:p>
          </table:table-cell>
          <table:table-cell table:formula="oooc:=[.C19]-33" office:value-type="float" office:value="0">
            <text:p>0</text:p>
          </table:table-cell>
          <table:table-cell table:formula="oooc:=[.D19]-33" office:value-type="float" office:value="0">
            <text:p>0</text:p>
          </table:table-cell>
          <table:table-cell table:formula="oooc:=[.E19]-33" office:value-type="float" office:value="9">
            <text:p>9</text:p>
          </table:table-cell>
          <table:table-cell table:formula="oooc:=[.F19]-33" office:value-type="float" office:value="12">
            <text:p>12</text:p>
          </table:table-cell>
          <table:table-cell table:formula="oooc:=[.G19]-3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ooc:=[.C20]*85" office:value-type="float" office:value="0">
            <text:p>0</text:p>
          </table:table-cell>
          <table:table-cell table:formula="oooc:=([.C22]+[.D20])*85" office:value-type="float" office:value="0">
            <text:p>0</text:p>
          </table:table-cell>
          <table:table-cell table:formula="oooc:=([.D22]+[.E20])*85" office:value-type="float" office:value="765">
            <text:p>765</text:p>
          </table:table-cell>
          <table:table-cell table:formula="oooc:=([.E22]+[.F20])*85" office:value-type="float" office:value="66045">
            <text:p>66045</text:p>
          </table:table-cell>
          <table:table-cell table:formula="oooc:=[.F22]+[.G20]" office:value-type="float" office:value="66051">
            <text:p>6605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Output in Hex:</text:p>
          </table:table-cell>
          <table:table-cell table:style-name="ce3" table:formula="oooc:=com.sun.star.sheet.addin.Analysis.getDec2Hex([.G22])" office:value-type="string" office:string-value="10203">
            <text:p>1020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1" table:number-columns-repeated="9"/>
        </table:table-row>
        <table:table-row table:style-name="ro1">
          <table:table-cell office:value-type="string">
            <text:p>Help in constructing a base85 number that's greater than 2^32, but just barely: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2^32:</text:p>
          </table:table-cell>
          <table:table-cell table:formula="oooc:=2^32" office:value-type="float" office:value="4294967296">
            <text:p>42949672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ow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eights</text:p>
          </table:table-cell>
          <table:table-cell table:formula="oooc:=85^[.D29]" office:value-type="float" office:value="52200625">
            <text:p>52200625</text:p>
          </table:table-cell>
          <table:table-cell table:formula="oooc:=85^[.E29]" office:value-type="float" office:value="614125">
            <text:p>614125</text:p>
          </table:table-cell>
          <table:table-cell table:formula="oooc:=85^[.F29]" office:value-type="float" office:value="7225">
            <text:p>7225</text:p>
          </table:table-cell>
          <table:table-cell table:formula="oooc:=85^[.G29]" office:value-type="float" office:value="85">
            <text:p>85</text:p>
          </table:table-cell>
          <table:table-cell table:formula="oooc:=85^[.H29]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Input:</text:p>
          </table:table-cell>
          <table:table-cell office:value-type="string">
            <text:p>Base85 digits: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result:</text:p>
          </table:table-cell>
          <table:table-cell table:formula="oooc:=[.D31]*[.D30]+[.E31]*[.E30]+[.F31]*[.F30]+[.G31]*[.G30]+[.H31]*[.H30]" office:value-type="float" office:value="4294967296">
            <text:p>429496729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lta:</text:p>
          </table:table-cell>
          <table:table-cell table:formula="oooc:=[.C28]-[.C3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lus33:</text:p>
          </table:table-cell>
          <table:table-cell table:formula="oooc:=[.D31]+33" office:value-type="float" office:value="115">
            <text:p>115</text:p>
          </table:table-cell>
          <table:table-cell table:formula="oooc:=[.E31]+33" office:value-type="float" office:value="56">
            <text:p>56</text:p>
          </table:table-cell>
          <table:table-cell table:formula="oooc:=[.F31]+33" office:value-type="float" office:value="87">
            <text:p>87</text:p>
          </table:table-cell>
          <table:table-cell table:formula="oooc:=[.G31]+33" office:value-type="float" office:value="45">
            <text:p>45</text:p>
          </table:table-cell>
          <table:table-cell table:formula="oooc:=[.H31]+33"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Output</text:p>
          </table:table-cell>
          <table:table-cell office:value-type="string">
            <text:p>hex:</text:p>
          </table:table-cell>
          <table:table-cell table:formula="oooc:=com.sun.star.sheet.addin.Analysis.getDec2Hex([.D34])" office:value-type="string" office:string-value="73">
            <text:p>73</text:p>
          </table:table-cell>
          <table:table-cell table:formula="oooc:=com.sun.star.sheet.addin.Analysis.getDec2Hex([.E34])" office:value-type="string" office:string-value="38">
            <text:p>38</text:p>
          </table:table-cell>
          <table:table-cell table:formula="oooc:=com.sun.star.sheet.addin.Analysis.getDec2Hex([.F34])" office:value-type="string" office:string-value="57">
            <text:p>57</text:p>
          </table:table-cell>
          <table:table-cell table:formula="oooc:=com.sun.star.sheet.addin.Analysis.getDec2Hex([.G34])" office:value-type="string" office:string-value="2D">
            <text:p>2D</text:p>
          </table:table-cell>
          <table:table-cell table:formula="oooc:=com.sun.star.sheet.addin.Analysis.getDec2Hex([.H34])" office:value-type="string" office:string-value="22">
            <text:p>22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11/26/2009</text:date>, <text:time>12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11-23T20:13:00</meta:creation-date>
    <dc:date>2009-11-26T12:15:09</dc:date>
    <meta:editing-cycles>4</meta:editing-cycles>
    <meta:editing-duration>P1DT6H3M31S</meta:editing-duration>
    <meta:user-defined meta:name="Info 1"/>
    <meta:user-defined meta:name="Info 2"/>
    <meta:user-defined meta:name="Info 3"/>
    <meta:user-defined meta:name="Info 4"/>
    <meta:document-statistic meta:table-count="3" meta:cell-count="104"/>
  </office:meta>
</office:document-meta>
</file>